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>
        <draw:line draw:style-name="gr1" draw:text-style-name="P1" draw:layer="layout" svg:x1="0cm" svg:y1="0cm" svg:x2="28cm" svg:y2="15.75cm">
          <text:p/>
        </draw:line>
        <draw:line draw:style-name="gr1" draw:text-style-name="P1" draw:layer="layout" svg:x1="28cm" svg:y1="0cm" svg:x2="0cm" svg:y2="15.75cm">
          <text:p/>
        </draw:lin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7T18:12:14.635649967</meta:creation-date>
    <dc:date>2022-02-07T18:19:42.372282877</dc:date>
    <meta:editing-duration>PT7M29S</meta:editing-duration>
    <meta:editing-cycles>2</meta:editing-cycles>
    <meta:generator>LibreOffice/7.1.0.1$Linux_X86_64 LibreOffice_project/b585d7d90ab863bf29b2d110c174c0c2a98f3ee4</meta:generator>
    <dc:subject>PDF test for dietpdf</dc:subject>
    <dc:title>LibreOffice Impress Cross</dc:title>
    <meta:document-statistic meta:object-count="25"/>
  </office:meta>
</office:document-meta>
</file>